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style:font-name="arial" officeooo:rsid="00164991" officeooo:paragraph-rsid="00164991"/>
    </style:style>
    <style:style style:name="P2" style:family="paragraph" style:parent-style-name="Title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 my farm</text:p>
      <text:p text:style-name="P1">[FILE_NAME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Open Sans Semibold" fo:font-family="'Open Sans Semibold'" style:font-style-name="Semibold" style:font-family-generic="swiss" style:font-pitch="variable" fo:font-size="14pt" fo:font-weight="600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4-05-20T18:33:07</meta:creation-date>
    <dc:date>2019-11-22T16:25:46.751501369</dc:date>
    <meta:editing-duration>PT1M29S</meta:editing-duration>
    <meta:editing-cycles>6</meta:editing-cycles>
    <meta:generator>LibreOffice/6.3.3.2$Linux_X86_64 LibreOffice_project/30$Build-2</meta:generator>
    <meta:document-statistic meta:table-count="0" meta:image-count="0" meta:object-count="0" meta:page-count="1" meta:paragraph-count="2" meta:word-count="4" meta:character-count="24" meta:non-whitespace-character-count="22"/>
  </office:meta>
</office:document-meta>
</file>